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9dcd8" officeooo:paragraph-rsid="0019dcd8" style:font-size-asian="12pt" style:font-size-complex="12pt"/>
    </style:style>
    <style:style style:name="P3" style:family="paragraph" style:parent-style-name="Standard">
      <style:text-properties style:font-name="Liberation Serif" fo:font-size="12pt" officeooo:rsid="00210b56" officeooo:paragraph-rsid="00210b56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style:font-size-asian="12pt" style:font-size-complex="12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P7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style:font-size-asian="12pt" style:font-size-complex="12pt" loext:padding="0cm" loext:border="none"/>
    </style:style>
    <style:style style:name="P8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9dcd8" officeooo:paragraph-rsid="001ced26" style:font-size-asian="12pt" style:font-size-complex="12pt"/>
    </style:style>
    <style:style style:name="T1" style:family="text">
      <style:text-properties officeooo:rsid="00161934"/>
    </style:style>
    <style:style style:name="T2" style:family="text">
      <style:text-properties officeooo:rsid="001ced26"/>
    </style:style>
    <style:style style:name="T3" style:family="text">
      <style:text-properties officeooo:rsid="001e4e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1) </text:span>Faça um programa em Python que lê uma matriz quadra e imprime a soma da diagonal secundaria.</text:p>
      <text:p text:style-name="P7"/>
      <text:p text:style-name="P5">from random import randint</text:p>
      <text:p text:style-name="P5"/>
      <text:p text:style-name="P5">print()</text:p>
      <text:p text:style-name="P5"/>
      <text:p text:style-name="P5">n = int(input('Como é uma matriz quadrada, digite a dimen<text:span text:style-name="T3">são</text:span>: '))</text:p>
      <text:p text:style-name="P5"/>
      <text:p text:style-name="P5">acumulador = 0</text:p>
      <text:p text:style-name="P5"/>
      <text:p text:style-name="P5">mat = [0]*n</text:p>
      <text:p text:style-name="P5"/>
      <text:p text:style-name="P5">for i in range(n):</text:p>
      <text:p text:style-name="P5"><text:s text:c="4"/>mat[i] = [0]*n</text:p>
      <text:p text:style-name="P5"><text:s/></text:p>
      <text:p text:style-name="P5">for i in range(n):</text:p>
      <text:p text:style-name="P5"><text:s text:c="4"/>for j in range(n):</text:p>
      <text:p text:style-name="P5"><text:s text:c="8"/>mat[i][j] = randint(0,9) #input('Digite um valor: ')</text:p>
      <text:p text:style-name="P5"><text:s text:c="8"/>if (i + j == n-1):</text:p>
      <text:p text:style-name="P5"><text:s text:c="12"/>acumulador = acumulador + mat[i][j]</text:p>
      <text:p text:style-name="P5">print()</text:p>
      <text:p text:style-name="P5"/>
      <text:p text:style-name="P5">for i in range(n):</text:p>
      <text:p text:style-name="P5"><text:s text:c="4"/>for j in range(n):</text:p>
      <text:p text:style-name="P5"><text:s text:c="8"/>print('[' + str(mat[i][j]) + ']', end='')</text:p>
      <text:p text:style-name="P5"><text:s text:c="4"/>print()</text:p>
      <text:p text:style-name="P5"/>
      <text:p text:style-name="P5">print()</text:p>
      <text:p text:style-name="P5"><text:s text:c="12"/></text:p>
      <text:p text:style-name="P5">print("A soma da diagonal secundária é: %i" %acumulador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2) Faça um programa em Python que lê uma matriz e diz quantos números primos existem nela.</text:p>
      <text:p text:style-name="P5"/>
      <text:p text:style-name="P5">from random import randint</text:p>
      <text:p text:style-name="P5"/>
      <text:p text:style-name="P5">print()</text:p>
      <text:p text:style-name="P5"/>
      <text:p text:style-name="P5">n = int(input('Como é uma matriz quadrada, digite a dimensão: '))</text:p>
      <text:p text:style-name="P5"/>
      <text:p text:style-name="P5">acumuladorp = 0</text:p>
      <text:p text:style-name="P5"/>
      <text:p text:style-name="P5">acumuladornp = 0</text:p>
      <text:p text:style-name="P5"/>
      <text:p text:style-name="P5">mat = [0]*n</text:p>
      <text:p text:style-name="P5"/>
      <text:p text:style-name="P5">for i in range(n):</text:p>
      <text:p text:style-name="P5"><text:s text:c="4"/>mat[i] = [0]*n</text:p>
      <text:p text:style-name="P5"><text:s/></text:p>
      <text:p text:style-name="P5">for i in range(n):</text:p>
      <text:p text:style-name="P5"><text:s text:c="4"/>for j in range(n):</text:p>
      <text:p text:style-name="P5"><text:s text:c="8"/>mat[i][j] = randint(1,50) #input('Digite um valor: ')</text:p>
      <text:p text:style-name="P5"><text:s text:c="8"/>if (mat[i][j] == 1 or mat[i][j] == 2 or mat[i][j] == 3 or mat[i][j] == 5 or mat[i][j] == 7):</text:p>
      <text:p text:style-name="P5"><text:s text:c="12"/>acumuladorp = acumuladorp + 1</text:p>
      <text:p text:style-name="P5"><text:s text:c="8"/>elif (mat[i][j] % 2 != 0 and mat[i][j] % 3 != 0 and mat[i][j] % 5 != 0 and mat[i][j] % 7 != 0):</text:p>
      <text:p text:style-name="P5"><text:s text:c="12"/>acumuladorp = acumuladorp + 1</text:p>
      <text:p text:style-name="P5"><text:s text:c="8"/>else:</text:p>
      <text:p text:style-name="P5"><text:s text:c="12"/>acumuladornp = acumuladornp + 1</text:p>
      <text:p text:style-name="P5">print()</text:p>
      <text:p text:style-name="P5"/>
      <text:p text:style-name="P5">for i in range(n):</text:p>
      <text:p text:style-name="P5"><text:s text:c="4"/>for j in range(n):</text:p>
      <text:p text:style-name="P5"><text:s text:c="8"/>print('[' + str(mat[i][j]) + ']', end='')</text:p>
      <text:p text:style-name="P5"><text:s text:c="4"/>print()</text:p>
      <text:p text:style-name="P5"/>
      <text:p text:style-name="P5">print()</text:p>
      <text:p text:style-name="P5"><text:s text:c="12"/></text:p>
      <text:p text:style-name="P5">print("A quantidade de primos é: %i" %acumuladorp)</text:p>
      <text:p text:style-name="P5">print()</text:p>
      <text:p text:style-name="P5">print("A quantidade de não-primos é: %i" %acumuladornp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3) Faça um programa em Python que lê uma matriz quadrada que inverte (troca) os valores da primeira coluna pelos da ultima coluna e vice-versa.</text:p>
      <text:p text:style-name="P8"/>
      <text:p text:style-name="P6">from random import randint</text:p>
      <text:p text:style-name="P6"/>
      <text:p text:style-name="P6">print()</text:p>
      <text:p text:style-name="P6"/>
      <text:p text:style-name="P6">n = int(input('Como é uma matriz quadrada, digite a dimensão: '))</text:p>
      <text:p text:style-name="P6"/>
      <text:p text:style-name="P6">mat = [0]*n</text:p>
      <text:p text:style-name="P6"/>
      <text:p text:style-name="P6">for i in range(n):</text:p>
      <text:p text:style-name="P6"><text:s text:c="4"/>mat[i] = [0]*n</text:p>
      <text:p text:style-name="P6"/>
      <text:p text:style-name="P6">print("A Matriz original:")</text:p>
      <text:p text:style-name="P6"/>
      <text:p text:style-name="P6">for i in range(n):</text:p>
      <text:p text:style-name="P6"><text:s text:c="4"/>for j in range(n):</text:p>
      <text:p text:style-name="P6"><text:s text:c="8"/>mat[i][j] = randint(1,50) #input('Digite um valor: ')</text:p>
      <text:p text:style-name="P6"><text:s text:c="13"/></text:p>
      <text:p text:style-name="P6">print()</text:p>
      <text:p text:style-name="P6"/>
      <text:p text:style-name="P6">for i in range(n):</text:p>
      <text:p text:style-name="P6"><text:s text:c="4"/>for j in range(n):</text:p>
      <text:p text:style-name="P6"><text:s text:c="8"/>print('[' + str(mat[i][j]) + ']', end='')</text:p>
      <text:p text:style-name="P6"><text:s text:c="4"/>print()</text:p>
      <text:p text:style-name="P6"/>
      <text:p text:style-name="P6">print()</text:p>
      <text:p text:style-name="P6"/>
      <text:p text:style-name="P6">print("A nova matriz:")</text:p>
      <text:p text:style-name="P6"/>
      <text:p text:style-name="P6">print()</text:p>
      <text:p text:style-name="P6"/>
      <text:p text:style-name="P6">trono = 0</text:p>
      <text:p text:style-name="P6"/>
      <text:p text:style-name="P6">for i in range(n):</text:p>
      <text:p text:style-name="P6"><text:s text:c="4"/>for j in range(n):</text:p>
      <text:p text:style-name="P6"><text:s text:c="8"/>trono = mat[i][0]</text:p>
      <text:p text:style-name="P6"><text:s text:c="8"/>mat[i][0] = mat[i][n-1]</text:p>
      <text:p text:style-name="P6"><text:s text:c="8"/>mat[i][n-1] = trono</text:p>
      <text:p text:style-name="P6"><text:s text:c="12"/></text:p>
      <text:p text:style-name="P6"><text:s text:c="8"/>print('[' + str(mat[i][j]) + ']', end='')</text:p>
      <text:p text:style-name="P6"><text:s text:c="4"/>print()</text:p>
      <text:p text:style-name="P8"/>
      <text:p text:style-name="P8"/>
      <text:p text:style-name="P8"/>
      <text:p text:style-name="P4"><text:soft-page-break/>4) Faça um programa em Python que troca os elementos da diagonal principal pelos elementos da diagonal secundaria.</text:p>
      <text:p text:style-name="P1"/>
      <text:p text:style-name="P9">from random import randint</text:p>
      <text:p text:style-name="P9"/>
      <text:p text:style-name="P9">print()</text:p>
      <text:p text:style-name="P9"/>
      <text:p text:style-name="P9">n = int(input('Como é uma matriz quadrada, digite a dimensão: '))</text:p>
      <text:p text:style-name="P9"/>
      <text:p text:style-name="P9">mat = [0]*n</text:p>
      <text:p text:style-name="P9"/>
      <text:p text:style-name="P9">for i in range(n):</text:p>
      <text:p text:style-name="P9"><text:s text:c="4"/>mat[i] = [0]*n</text:p>
      <text:p text:style-name="P9"/>
      <text:p text:style-name="P9">print("A Matriz original:")</text:p>
      <text:p text:style-name="P9"/>
      <text:p text:style-name="P9">for i in range(n):</text:p>
      <text:p text:style-name="P9"><text:s text:c="4"/>for j in range(n):</text:p>
      <text:p text:style-name="P9"><text:s text:c="8"/>mat[i][j] = randint(1,9) #input('Digite um valor: ')</text:p>
      <text:p text:style-name="P9"><text:s text:c="13"/></text:p>
      <text:p text:style-name="P9">print()</text:p>
      <text:p text:style-name="P9"/>
      <text:p text:style-name="P9">for i in range(n):</text:p>
      <text:p text:style-name="P9"><text:s text:c="4"/>for j in range(n):</text:p>
      <text:p text:style-name="P9"><text:s text:c="8"/>print('[' + str(mat[i][j]) + ']', end='')</text:p>
      <text:p text:style-name="P9"><text:s text:c="4"/>print()</text:p>
      <text:p text:style-name="P9"/>
      <text:p text:style-name="P9">print()</text:p>
      <text:p text:style-name="P9"/>
      <text:p text:style-name="P9">print("A nova matriz:")</text:p>
      <text:p text:style-name="P9">print()</text:p>
      <text:p text:style-name="P9"/>
      <text:p text:style-name="P9">tronop = 0</text:p>
      <text:p text:style-name="P9">tronos = 0</text:p>
      <text:p text:style-name="P9">aux = n</text:p>
      <text:p text:style-name="P9">d = -1</text:p>
      <text:p text:style-name="P9">for i in range(n):</text:p>
      <text:p text:style-name="P9"><text:s text:c="4"/>aux-=1</text:p>
      <text:p text:style-name="P9"><text:s text:c="4"/>d+=1</text:p>
      <text:p text:style-name="P9"><text:s text:c="4"/>for j in range(n):</text:p>
      <text:p text:style-name="P9"><text:s text:c="8"/>if i==j:</text:p>
      <text:p text:style-name="P9"><text:s text:c="12"/>tronop = mat[i][j]</text:p>
      <text:p text:style-name="P9"><text:s text:c="12"/>mat[i][j] = mat[i][aux]</text:p>
      <text:p text:style-name="P9"><text:s text:c="12"/>mat[i][aux]=tronop</text:p>
      <text:p text:style-name="P9"><text:s text:c="12"/></text:p>
      <text:p text:style-name="P9"><text:s text:c="8"/>if i&gt;j:</text:p>
      <text:p text:style-name="P9"><text:s text:c="12"/>tronos = mat[i][j]</text:p>
      <text:p text:style-name="P9"><text:s text:c="12"/>mat[i][j] = mat[i][d]</text:p>
      <text:p text:style-name="P9"><text:s text:c="12"/>mat[i][d]=tronos</text:p>
      <text:p text:style-name="P9"><text:s text:c="12"/></text:p>
      <text:p text:style-name="P9"><text:s text:c="8"/>print('[' + str(mat[i][j]) + ']', end='')</text:p>
      <text:p text:style-name="P9"><text:s text:c="4"/>print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0:24:36.125080685</meta:creation-date>
    <dc:date>2019-04-25T19:04:59.530683258</dc:date>
    <meta:editing-duration>PT1H22M54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4" meta:paragraph-count="120" meta:word-count="501" meta:character-count="3269" meta:non-whitespace-character-count="2431"/>
  </office:meta>
</office:document-meta>
</file>